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4.592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1.892cm" fo:min-width="4.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18cm" fo:min-width="4.852cm"/>
    </style:style>
    <style:style style:name="gr6" style:family="graphic" style:parent-style-name="standard">
      <style:graphic-properties draw:textarea-horizontal-align="justify" draw:textarea-vertical-align="middle" draw:auto-grow-height="false" fo:min-height="1.942cm" fo:min-width="4.0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2cm" svg:height="3.6cm" svg:x="10.8cm" svg:y="3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6cm" svg:height="3.1cm" svg:x="-9.4cm" svg:y="3cm">
          <text:p text:style-name="P1">B = 5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7.4cm" svg:height="3.4cm" svg:x="12.8cm" svg:y="8.2cm">
          <text:p text:style-name="P2">Pobierz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4" draw:id="id4" draw:layer="layout" svg:width="7.6cm" svg:height="3.1cm" svg:x="11.1cm" svg:y="17cm">
          <text:p text:style-name="P1">Suma = a + b 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7.4cm" svg:height="3.4cm" svg:x="12.2cm" svg:y="12.9cm">
          <text:p text:style-name="P2">Pobierz b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14.4cm" svg:y1="6.7cm" svg:x2="13.725cm" svg:y2="9.9cm" draw:start-shape="id1" draw:end-shape="id2" draw:end-glue-point="9" svg:d="M14400 6700l-675 3200" svg:viewBox="0 0 676 3201">
          <text:p/>
        </draw:connector>
        <draw:connector draw:style-name="gr4" draw:text-style-name="P3" draw:layer="layout" draw:type="line" svg:x1="15.575cm" svg:y1="11.6cm" svg:x2="15.9cm" svg:y2="12.9cm" draw:start-shape="id2" draw:start-glue-point="7" draw:end-shape="id3" draw:end-glue-point="5" svg:d="M15575 11600l325 1300" svg:viewBox="0 0 326 1301">
          <text:p/>
        </draw:connector>
        <draw:connector draw:style-name="gr4" draw:text-style-name="P3" draw:layer="layout" draw:type="line" svg:x1="14.975cm" svg:y1="16.3cm" svg:x2="14.9cm" svg:y2="17cm" draw:start-shape="id3" draw:start-glue-point="7" draw:end-shape="id4" draw:end-glue-point="0" svg:d="M14975 16300l-75 700" svg:viewBox="0 0 76 701">
          <text:p/>
        </draw:connector>
        <draw:custom-shape draw:style-name="gr5" draw:text-style-name="P2" xml:id="id5" draw:id="id5" draw:layer="layout" svg:width="8.5cm" svg:height="3.6cm" svg:x="10.2cm" svg:y="21.2cm">
          <text:p text:style-name="P2">Drukuj sum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14.9cm" svg:y1="20.1cm" svg:x2="14.45cm" svg:y2="21.2cm" draw:start-shape="id4" draw:start-glue-point="2" draw:end-shape="id5" draw:end-glue-point="5" svg:d="M14900 20100l-450 1100" svg:viewBox="0 0 451 1101">
          <text:p/>
        </draw:connector>
        <draw:custom-shape draw:style-name="gr6" draw:text-style-name="P2" xml:id="id6" draw:id="id6" draw:layer="layout" svg:width="6.4cm" svg:height="3.1cm" svg:x="9.7cm" svg:y="25.7cm">
          <text:p text:style-name="P2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387cm" svg:y1="24.8cm" svg:x2="12.9cm" svg:y2="25.7cm" draw:start-shape="id5" draw:start-glue-point="7" draw:end-shape="id6" draw:end-glue-point="4" svg:d="M13387 24800l-487 900" svg:viewBox="0 0 488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4.315486374</meta:creation-date>
    <dc:date>2019-10-31T12:21:10.277658359</dc:date>
    <meta:editing-duration>PT5M25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